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18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Reminder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Reminder. Details</text:p>
          </table:table-cell>
          <table:table-cell table:style-name="ce2" office:value-type="string">
            <text:p>Reminder</text:p>
          </table:table-cell>
          <table:table-cell table:style-name="ce2" office:value-type="string">
            <text:p>The document used to remind the customer of payments overdue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Recordatorio</text:p>
          </table:table-cell>
          <table:table-cell table:style-name="ce12" office:value-type="string">
            <text:p>Documento utilizado para recordar al cliente de los pagos vencidos.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minder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eminder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minder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Reminder. Identifier</text:p>
          </table:table-cell>
          <table:table-cell office:value-type="string">
            <text:p>ID</text:p>
          </table:table-cell>
          <table:table-cell office:value-type="string">
            <text:p>An identifier for the Reminder assigned by the Credito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dor del Recordatorio asignado por el Acreedor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Reminder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a document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dor de copia</text:p>
          </table:table-cell>
          <table:table-cell office:value-type="string">
            <text:p>Indica si un documento es una copia (verdad) o no (falso)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minder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eminder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Creditor on which the Invoice was issu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Fecha de emisión</text:p>
          </table:table-cell>
          <table:table-cell office:value-type="string">
            <text:p>Fecha en que se emitió el Recordatorio asignada por el Acreedor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Reminder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Creditor on which the Reminder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emisión</text:p>
          </table:table-cell>
          <table:table-cell office:value-type="string">
            <text:p>Hora en que se emitió el Recordatorio asignada por el Acreedor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Reminder. Reminder Type Code. Code</text:p>
          </table:table-cell>
          <table:table-cell office:value-type="string">
            <text:p>ReminderTypeCode</text:p>
          </table:table-cell>
          <table:table-cell office:value-type="string">
            <text:p>Code specifying the type of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ódigo de tipo de recordatorio</text:p>
          </table:table-cell>
          <table:table-cell office:value-type="string">
            <text:p>Identifica el tipo de Recordatorio mediante un códig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minder. Reminder Sequence. Numeric</text:p>
          </table:table-cell>
          <table:table-cell office:value-type="string">
            <text:p>ReminderSequenceNumeric</text:p>
          </table:table-cell>
          <table:table-cell office:value-type="string">
            <text:p>The sequence number of the current reminder. Specifies the number of reminders previously sent plus on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úmero secuencial de recordatorio</text:p>
          </table:table-cell>
          <table:table-cell office:value-type="string">
            <text:p>El número secuencial de este Recordatorio. Especifica el número de recordatorios enviados previamente más uno.</text:p>
          </table:table-cell>
          <table:table-cell table:number-columns-repeated="1016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Reminder. Note. Text</text:p>
          </table:table-cell>
          <table:table-cell office:value-type="string">
            <text:p>Note</text:p>
          </table:table-cell>
          <table:table-cell office:value-type="string">
            <text:p>Free-form text applying to the Reminder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Contiene cualquier texto en formato libre referente a todo el documento o al mensaje en si mismo. Este elemento puede contener notas o alguna otra información similar que no está contenida explícitamente en ninguna otra estructura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eminder. Tax Point Date. Date</text:p>
          </table:table-cell>
          <table:table-cell office:value-type="string">
            <text:p>TaxPointDate</text:p>
          </table:table-cell>
          <table:table-cell office:value-type="string">
            <text:p>The date of the Reminder used to indicate the point at which tax becomes applicab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Fecha de impuesto</text:p>
          </table:table-cell>
          <table:table-cell office:value-type="string">
            <text:p>Fecha con fines impositivos, se utiliza para indicar el momento a partir del que aplican los impuestos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eminder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Moneda del documento</text:p>
          </table:table-cell>
          <table:table-cell office:value-type="string">
            <text:p>Moneda en que se presenta el Documento. Puede ser la misma moneda que la de los precios o impuestos.</text:p>
          </table:table-cell>
          <table:table-cell table:number-columns-repeated="1016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Reminder. Tax_ Currency Code. Code</text:p>
          </table:table-cell>
          <table:table-cell office:value-type="string">
            <text:p>TaxCurrencyCode</text:p>
          </table:table-cell>
          <table:table-cell office:value-type="string">
            <text:p>The currency used for tax amounts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Moneda de los impuestos</text:p>
          </table:table-cell>
          <table:table-cell office:value-type="string">
            <text:p>Moneda en que se expresan los impuestos en el documento. 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Reminder. Pricing_ Currency Code. Code</text:p>
          </table:table-cell>
          <table:table-cell office:value-type="string">
            <text:p>PricingCurrencyCode</text:p>
          </table:table-cell>
          <table:table-cell office:value-type="string">
            <text:p>The currency used for prices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Moneda de los precios</text:p>
          </table:table-cell>
          <table:table-cell office:value-type="string">
            <text:p>Moneda en que se especifican los precios.</text:p>
          </table:table-cell>
          <table:table-cell table:number-columns-repeated="1016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Reminder. Payment_ Currency Code. Code</text:p>
          </table:table-cell>
          <table:table-cell office:value-type="string">
            <text:p>PaymentCurrencyCode</text:p>
          </table:table-cell>
          <table:table-cell office:value-type="string">
            <text:p>The currency used for payment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Moneda de pago</text:p>
          </table:table-cell>
          <table:table-cell office:value-type="string">
            <text:p>Moneda utilizada para el pago.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eminder. Payment Alternative_ Currency Code. Code</text:p>
          </table:table-cell>
          <table:table-cell office:value-type="string">
            <text:p>PaymentAlternativeCurrencyCode</text:p>
          </table:table-cell>
          <table:table-cell office:value-type="string">
            <text:p>The alternative currency used for payment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Moneda de pago alternativo</text:p>
          </table:table-cell>
          <table:table-cell office:value-type="string">
            <text:p>Moneda que se puede utilizar para pagar de forma alternativa.</text:p>
          </table:table-cell>
          <table:table-cell table:number-columns-repeated="101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Reminder. Accounting Cost Code. Code</text:p>
          </table:table-cell>
          <table:table-cell office:value-type="string">
            <text:p>AccountingCostCode</text:p>
          </table:table-cell>
          <table:table-cell office:value-type="string">
            <text:p>The Buyer's accounting code applied to the Reminder as a who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ódigo de Coste Contable</text:p>
          </table:table-cell>
          <table:table-cell office:value-type="string">
            <text:p>Código contable del comprador aplicado al conjunto del Recordatorio. 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Reminder. Accounting Cost. Text</text:p>
          </table:table-cell>
          <table:table-cell office:value-type="string">
            <text:p>AccountingCost</text:p>
          </table:table-cell>
          <table:table-cell office:value-type="string">
            <text:p>The Buyer's accounting code applied to the Reminder as a whole, expressed as tex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ste Contable</text:p>
          </table:table-cell>
          <table:table-cell office:value-type="string">
            <text:p>Código contable del comprador aplicado al conjunto del Recordatorio, expresado como texto. </text:p>
          </table:table-cell>
          <table:table-cell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Reminder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Reminder. Reminder_ Period. Period</text:p>
          </table:table-cell>
          <table:table-cell table:style-name="ce4" office:value-type="string">
            <text:p>ReminderPeriod</text:p>
          </table:table-cell>
          <table:table-cell table:style-name="ce4" office:value-type="string">
            <text:p>An association to period(s) to which the Reminder applie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eríodo</text:p>
          </table:table-cell>
          <table:table-cell table:style-name="ce14" office:value-type="string">
            <text:p>Asociación con el período o períodos a los que aplica el Recordatori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Reminder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a documento adicional</text:p>
          </table:table-cell>
          <table:table-cell table:style-name="ce14" office:value-type="string">
            <text:p>Asociación con referencias a Documentos Adicion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4" office:value-type="string">
            <text:p>Reminder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Reminder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brador</text:p>
          </table:table-cell>
          <table:table-cell table:style-name="ce14"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string">
            <text:p>Reminder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agador</text:p>
          </table:table-cell>
          <table:table-cell table:style-name="ce14" office:value-type="string">
            <text:p>Asociación con el pagador, el receptor de la factura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7">
            <text:p>27</text:p>
          </table:table-cell>
          <table:table-cell table:style-name="ce4" office:value-type="string">
            <text:p>Reminder. Payee_ Party. Party</text:p>
          </table:table-cell>
          <table:table-cell table:style-name="ce4" office:value-type="string">
            <text:p>PayeeParty</text:p>
          </table:table-cell>
          <table:table-cell table:style-name="ce4" office:value-type="string">
            <text:p>An association to the Paye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Beneficiario</text:p>
          </table:table-cell>
          <table:table-cell table:style-name="ce14" office:value-type="string">
            <text:p>Asociación con el beneficiari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Reminder. Tax Representative_ Party. Party</text:p>
          </table:table-cell>
          <table:table-cell table:style-name="ce4" office:value-type="string">
            <text:p>TaxRepresentativeParty</text:p>
          </table:table-cell>
          <table:table-cell table:style-name="ce4" office:value-type="string">
            <text:p>An association to the Tax Representativ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presentante Fiscal</text:p>
          </table:table-cell>
          <table:table-cell table:style-name="ce14" office:value-type="string">
            <text:p>Asociación con el representante fiscal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4" office:value-type="string">
            <text:p>Reminder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Medios de pago</text:p>
          </table:table-cell>
          <table:table-cell table:style-name="ce14" office:value-type="string">
            <text:p>Asociación con los medios de pa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30">
            <text:p>30</text:p>
          </table:table-cell>
          <table:table-cell table:style-name="ce4" office:value-type="string">
            <text:p>Reminder. Payment Terms</text:p>
          </table:table-cell>
          <table:table-cell table:style-name="ce4" office:value-type="string">
            <text:p>PaymentTerms</text:p>
          </table:table-cell>
          <table:table-cell table:style-name="ce4" office:value-type="string">
            <text:p>An association to Payment Term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ndiciones de pago</text:p>
          </table:table-cell>
          <table:table-cell table:style-name="ce14" office:value-type="string">
            <text:p>Asociación con los plazos de pago acordados / ofrecido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1">
            <text:p>31</text:p>
          </table:table-cell>
          <table:table-cell table:style-name="ce4" office:value-type="string">
            <text:p>Reminder. Prepaid_ Payment. Payment</text:p>
          </table:table-cell>
          <table:table-cell table:style-name="ce4" office:value-type="string">
            <text:p>PrepaidPayment</text:p>
          </table:table-cell>
          <table:table-cell table:style-name="ce4" office:value-type="string">
            <text:p>An association to prepaid payment(s)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Anticipo</text:p>
          </table:table-cell>
          <table:table-cell table:style-name="ce14" office:value-type="string">
            <text:p>Asociación con información de anticip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2">
            <text:p>32</text:p>
          </table:table-cell>
          <table:table-cell table:style-name="ce4" office:value-type="string">
            <text:p>Reminder. Allowance Charge</text:p>
          </table:table-cell>
          <table:table-cell table:style-name="ce4" office:value-type="string">
            <text:p>AllowanceCharge</text:p>
          </table:table-cell>
          <table:table-cell table:style-name="ce4" office:value-type="string">
            <text:p>An association to Allowances and Charges that apply to the Reminder as a whol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Descuentos y cargos</text:p>
          </table:table-cell>
          <table:table-cell table:style-name="ce14" office:value-type="string">
            <text:p>Asociación con cargos o descuentos globale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3">
            <text:p>33</text:p>
          </table:table-cell>
          <table:table-cell table:style-name="ce4" office:value-type="string">
            <text:p>Reminder. Tax_ Exchange Rate. Exchange Rate</text:p>
          </table:table-cell>
          <table:table-cell table:style-name="ce4" office:value-type="string">
            <text:p>TaxExchangeRate</text:p>
          </table:table-cell>
          <table:table-cell table:style-name="ce4" office:value-type="string">
            <text:p>An association to Exchange Rate between the Document Currency and the Tax Currenc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asa de cambio</text:p>
          </table:table-cell>
          <table:table-cell table:style-name="ce14" office:value-type="string">
            <text:p>Asociación de la tasa de cambio entre la moneda del documento y la moneda de los impuesto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4" office:value-type="string">
            <text:p>Reminder. Pricing_ Exchange Rate. Exchange Rate</text:p>
          </table:table-cell>
          <table:table-cell table:style-name="ce4" office:value-type="string">
            <text:p>PricingExchangeRate</text:p>
          </table:table-cell>
          <table:table-cell table:style-name="ce4" office:value-type="string">
            <text:p>An association to Exchange Rate between the Document Currency and the Pricing Currenc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asa de cambio del precio</text:p>
          </table:table-cell>
          <table:table-cell table:style-name="ce14" office:value-type="string">
            <text:p>Asociación de la tasa de cambio entre la moneda del documento y la moneda de los precio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4" office:value-type="string">
            <text:p>Reminder. Payment_ Exchange Rate. Exchange Rate</text:p>
          </table:table-cell>
          <table:table-cell table:style-name="ce4" office:value-type="string">
            <text:p>PaymentExchangeRate</text:p>
          </table:table-cell>
          <table:table-cell table:style-name="ce4" office:value-type="string">
            <text:p>An association to Exchange Rate between the Document Currency and the Payment Currenc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asa de cambio de pago</text:p>
          </table:table-cell>
          <table:table-cell table:style-name="ce14" office:value-type="string">
            <text:p>Asociación de la tasa de cambio entre la moneda del documento y la moneda de pa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6">
            <text:p>36</text:p>
          </table:table-cell>
          <table:table-cell table:style-name="ce4" office:value-type="string">
            <text:p>Reminder. Payment Alternative_ Exchange Rate. Exchange Rate</text:p>
          </table:table-cell>
          <table:table-cell table:style-name="ce4" office:value-type="string">
            <text:p>PaymentAlternativeExchangeRate</text:p>
          </table:table-cell>
          <table:table-cell table:style-name="ce4" office:value-type="string">
            <text:p>An association to Exchange Rate between the Document Currency and the Payment Alternative Currenc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asa de cambio de pago alternativo</text:p>
          </table:table-cell>
          <table:table-cell table:style-name="ce14" office:value-type="string">
            <text:p>Asociación de la tasa de cambio entre la moneda del documento y la moneda de pago alternativ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37">
            <text:p>37</text:p>
          </table:table-cell>
          <table:table-cell table:style-name="ce4" office:value-type="string">
            <text:p>Reminder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to Tax Total for specific tax types/rate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otal impuestos</text:p>
          </table:table-cell>
          <table:table-cell table:style-name="ce14" office:value-type="string">
            <text:p>Asociación con la información de totales de impuesto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8">
            <text:p>38</text:p>
          </table:table-cell>
          <table:table-cell table:style-name="ce4" office:value-type="string">
            <text:p>Reminder. Legal_ Monetary Total. Monetary Total</text:p>
          </table:table-cell>
          <table:table-cell table:style-name="ce4" office:value-type="string">
            <text:p>LegalMonetaryTotal</text:p>
          </table:table-cell>
          <table:table-cell table:style-name="ce4" office:value-type="string">
            <text:p>An association to the total amount payable on the Invoice, including Allowances, Charges, and Taxes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otal importes</text:p>
          </table:table-cell>
          <table:table-cell table:style-name="ce14" office:value-type="string">
            <text:p>Asociación con el total a pagar por la Factura, incluyendo Descuentos, Cargos e Impuesto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39">
            <text:p>39</text:p>
          </table:table-cell>
          <table:table-cell table:style-name="ce4" office:value-type="string">
            <text:p>Reminder. Reminder Line</text:p>
          </table:table-cell>
          <table:table-cell table:style-name="ce4" office:value-type="string">
            <text:p>ReminderLine</text:p>
          </table:table-cell>
          <table:table-cell table:style-name="ce4" office:value-type="string">
            <text:p>An association to Reminder Line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Línea de recordatorio</text:p>
          </table:table-cell>
          <table:table-cell table:style-name="ce14" office:value-type="string">
            <text:p>Asociación con una o más líneas de recordatorio.</text:p>
          </table:table-cell>
          <table:table-cell table:style-name="ce22"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Reminder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5:01</dc:date>
    <meta:print-date>2007-02-02T11:14:30</meta:print-date>
    <meta:editing-cycles>1</meta:editing-cycles>
    <meta:editing-duration>PT52113H31M44S</meta:editing-duration>
    <meta:document-statistic meta:table-count="1" meta:cell-count="323" meta:object-count="0"/>
    <meta:generator>OpenOffice.org/3.0$Win32 OpenOffice.org_project/300m9$Build-9358</meta:generator>
  </office:meta>
</office:document-meta>
</file>